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open sans" fo:font-size="13.5pt" fo:letter-spacing="normal" fo:font-style="normal" fo:font-weight="normal"/>
    </style:style>
    <style:style style:name="T1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1155cc" style:font-name="open sans" fo:font-size="13.5pt" fo:letter-spacing="normal" fo:font-style="normal" fo:font-weight="normal"/>
    </style:style>
    <style:style style:name="T3" style:family="text">
      <style:text-properties fo:font-variant="normal" fo:text-transform="none" style:font-name="open sans" fo:font-size="13.5pt" fo:letter-spacing="normal" fo:font-style="normal" fo:font-weight="normal"/>
    </style:style>
    <style:style style:name="T4" style:family="text">
      <style:text-properties fo:font-variant="normal" fo:text-transform="none" fo:color="#000000" style:font-name="open sans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span text:style-name="T4">Q1- Launch Firefox browser &amp; navigate to </text:span><text:a xlink:type="simple" xlink:href="https://www.seleniumeasy.com/test/javascript-alert-box-demo.html" office:target-frame-name="_blank" xlink:show="new" text:style-name="Internet_20_link" text:visited-style-name="Visited_20_Internet_20_Link">https://www.seleniumeasy.com/</text:a><text:span text:style-name="T4"><text:line-break/>Try to Fetch the alert popup text.<text:line-break/>Try to Dismiss the popup.<text:line-break/>Try to enter some data on an alert popup.<text:line-break/>Try to accept the popup.</text:span></text:p>
      <text:p text:style-name="P3"><text:span text:style-name="T4">Q2- </text:span><text:a xlink:type="simple" xlink:href="https://www.seleniumeasy.com/test/basic-select-dropdown-demo.html" office:target-frame-name="_blank" xlink:show="new" text:style-name="Internet_20_link" text:visited-style-name="Visited_20_Internet_20_Link">https://www.seleniumeasy.com/</text:a><text:span text:style-name="T4"><text:line-break/>Validate that Multi-Select List Demo is a multiple dropdown.<text:line-break/>Fetch all the dropdown options<text:line-break/>Select New Jersey&gt;New York&gt;Texas then fetch first selected option &amp; all selected options.<text:line-break/>Deselect all the selected options.</text:span></text:p>
      <text:p text:style-name="P4">Q3- Difference between implicit &amp; explicit wait along with syntax.</text:p>
      <text:p text:style-name="P3"><text:span text:style-name="T4">Q4- </text:span><text:a xlink:type="simple" xlink:href="http://demo.automationtesting.in/Frames.html" office:target-frame-name="_blank" xlink:show="new" text:style-name="Internet_20_link" text:visited-style-name="Visited_20_Internet_20_Link">http://demo.automationtesting.</text:a><text:span text:style-name="T4"><text:line-break/>Enter the value in the filed under single Iframe as well as Iframe within an Iframe in a single script.</text:span></text:p>
      <text:p text:style-name="P3"><text:span text:style-name="T4">Q5- </text:span><text:a xlink:type="simple" xlink:href="http://demo.automationtesting.in/Frames.html" office:target-frame-name="_blank" xlink:show="new" text:style-name="Internet_20_link" text:visited-style-name="Visited_20_Internet_20_Link">http://demo.automationtesting.</text:a><text:span text:style-name="T4"><text:line-break/>Print the count of frames on this application.<text:line-break/>Click on Sample content link &amp; Then validate the header text as Acid-free paper for the digital age.</text:span></text:p>
      <text:p text:style-name="P3"><text:span text:style-name="T4">Q6- </text:span><text:a xlink:type="simple" xlink:href="https://www.toolsqa.com/automation-practice-switch-windows/" office:target-frame-name="_blank" xlink:show="new" text:style-name="Internet_20_link" text:visited-style-name="Visited_20_Internet_20_Link">https://www.toolsqa.com/</text:a><text:span text:style-name="T4"><text:line-break/>Click on New Browser Tab then click on Blog Tab in the newly opened window.</text:span></text:p>
      <text:p text:style-name="P3"><text:span text:style-name="T4">Q7- </text:span><text:a xlink:type="simple" xlink:href="https://www.myntra.com/" office:target-frame-name="_blank" xlink:show="new" text:style-name="Internet_20_link" text:visited-style-name="Visited_20_Internet_20_Link">https://www.myntra.com/</text:a><text:span text:style-name="T4"><text:line-break/>Mouse hover on the Home &amp; Living tab then click clock, now validate that navigated URL is for clock section.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57:41.963983590</meta:creation-date>
    <dc:date>2020-03-26T16:58:35.184765564</dc:date>
    <meta:editing-duration>PT53S</meta:editing-duration>
    <meta:editing-cycles>1</meta:editing-cycles>
    <meta:document-statistic meta:table-count="0" meta:image-count="0" meta:object-count="0" meta:page-count="1" meta:paragraph-count="8" meta:word-count="167" meta:character-count="1075" meta:non-whitespace-character-count="914"/>
    <meta:generator>LibreOffice/6.0.7.3$Linux_X86_64 LibreOffice_project/00m0$Build-3</meta:generator>
  </office:meta>
</office:document-meta>
</file>